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" fo:font-size="12pt" fo:font-style="normal" officeooo:rsid="00136b0a" officeooo:paragraph-rsid="00136b0a" style:font-size-asian="12pt" style:font-style-asian="normal" style:font-size-complex="12pt" style:font-style-complex="normal"/>
    </style:style>
    <style:style style:name="P2" style:family="paragraph" style:parent-style-name="Text_20_body">
      <style:text-properties style:font-name="Times New Roman" fo:font-size="12pt" fo:font-style="normal" officeooo:paragraph-rsid="00187e60" style:font-size-asian="12pt" style:font-style-asian="normal" style:font-size-complex="12pt" style:font-style-complex="normal"/>
    </style:style>
    <style:style style:name="P3" style:family="paragraph" style:parent-style-name="Text_20_body">
      <style:text-properties style:font-name="Times New Roman" fo:font-size="12pt" fo:font-style="normal" officeooo:paragraph-rsid="001b2ae1" style:font-size-asian="12pt" style:font-style-asian="normal" style:font-size-complex="12pt" style:font-style-complex="normal"/>
    </style:style>
    <style:style style:name="P4" style:family="paragraph" style:parent-style-name="Text_20_body">
      <style:text-properties style:font-name="Times New Roman" fo:font-size="12pt" fo:font-style="normal" officeooo:rsid="0015707b" officeooo:paragraph-rsid="0015707b" style:font-size-asian="12pt" style:font-style-asian="normal" style:font-size-complex="12pt" style:font-style-complex="normal"/>
    </style:style>
    <style:style style:name="P5" style:family="paragraph" style:parent-style-name="Text_20_body">
      <style:text-properties style:font-name="Times New Roman" fo:font-size="12pt" fo:font-style="normal" officeooo:rsid="00187e60" officeooo:paragraph-rsid="00187e60" style:font-size-asian="12pt" style:font-style-asian="normal" style:font-size-complex="12pt" style:font-style-complex="normal"/>
    </style:style>
    <style:style style:name="P6" style:family="paragraph" style:parent-style-name="Text_20_body">
      <style:text-properties style:font-name="Times New Roman" fo:font-size="12pt" fo:font-style="normal" officeooo:rsid="001b2ae1" officeooo:paragraph-rsid="001b2ae1" style:font-size-asian="12pt" style:font-style-asian="normal" style:font-size-complex="12pt" style:font-style-complex="normal"/>
    </style:style>
    <style:style style:name="P7" style:family="paragraph" style:parent-style-name="Text_20_body">
      <style:text-properties style:font-name="Times New Roman" fo:font-size="12pt" fo:font-style="normal" fo:font-weight="normal" officeooo:rsid="00136b0a" officeooo:paragraph-rsid="0015707b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Text_20_body">
      <style:text-properties style:font-name="Times New Roman" fo:font-size="12pt" fo:font-style="normal" fo:font-weight="normal" officeooo:paragraph-rsid="001b2ae1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Text_20_body">
      <style:text-properties style:font-name="Times New Roman" fo:font-size="12pt" fo:font-style="normal" fo:font-weight="normal" officeooo:rsid="00163e89" officeooo:paragraph-rsid="00163e89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Text_20_body">
      <style:text-properties style:font-name="Times New Roman" fo:font-size="12pt" fo:font-style="normal" fo:font-weight="normal" officeooo:rsid="00171b88" officeooo:paragraph-rsid="00171b88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Text_20_body">
      <style:text-properties style:font-name="Times New Roman" fo:font-size="12pt" fo:font-style="normal" fo:font-weight="bold" officeooo:rsid="00136b0a" officeooo:paragraph-rsid="00136b0a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text-properties style:font-name="Times New Roman" fo:font-size="12pt" fo:font-style="normal" officeooo:paragraph-rsid="00136b0a" style:font-size-asian="12pt" style:font-style-asian="normal" style:font-size-complex="12pt" style:font-style-complex="normal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2pt" fo:font-style="normal" fo:font-weight="bold" officeooo:paragraph-rsid="00136b0a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text-align="end" style:justify-single-word="false"/>
      <style:text-properties style:font-name="Times New Roman" fo:font-size="12pt" fo:font-style="normal" fo:font-weight="bold" officeooo:rsid="00136b0a" officeooo:paragraph-rsid="00136b0a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style:font-name="Times New Roman" fo:font-size="12pt" fo:font-style="normal" officeooo:paragraph-rsid="00136b0a" style:font-size-asian="12pt" style:font-style-asian="normal" style:font-size-complex="12pt" style:font-style-complex="normal"/>
    </style:style>
    <style:style style:name="P16" style:family="paragraph" style:parent-style-name="Standard">
      <style:paragraph-properties fo:text-align="end" style:justify-single-word="false" fo:padding-left="0cm" fo:padding-right="0cm" fo:padding-top="0.035cm" fo:padding-bottom="0cm" fo:border-left="none" fo:border-right="none" fo:border-top="0.74pt solid #000000" fo:border-bottom="none"/>
      <style:text-properties style:font-name="Times New Roman" fo:font-size="12pt" fo:font-style="normal" fo:font-weight="bold" officeooo:paragraph-rsid="00136b0a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Heading_20_2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18" style:family="paragraph" style:parent-style-name="Heading_20_2">
      <style:text-properties style:font-name="Times New Roman" fo:font-size="12pt" fo:font-style="normal" officeooo:rsid="001b2ae1" style:font-size-asian="12pt" style:font-style-asian="normal" style:font-size-complex="12pt" style:font-style-complex="normal"/>
    </style:style>
    <style:style style:name="P19" style:family="paragraph" style:parent-style-name="Text_20_body" style:list-style-name="L1">
      <style:text-properties style:font-name="Times New Roman" fo:font-size="12pt" fo:font-style="normal" officeooo:paragraph-rsid="001b2ae1" style:font-size-asian="12pt" style:font-style-asian="normal" style:font-size-complex="12pt" style:font-style-complex="normal"/>
    </style:style>
    <style:style style:name="P20" style:family="paragraph" style:parent-style-name="Text_20_body" style:list-style-name="L1">
      <style:text-properties style:font-name="Times New Roman" fo:font-size="12pt" fo:font-style="normal" officeooo:rsid="001b2ae1" officeooo:paragraph-rsid="001b2ae1" style:font-size-asian="12pt" style:font-style-asian="normal" style:font-size-complex="12pt" style:font-style-complex="normal"/>
    </style:style>
    <style:style style:name="P21" style:family="paragraph" style:parent-style-name="Text_20_body">
      <style:text-properties style:font-name="Times New Roman" fo:font-size="12pt" fo:font-style="normal" officeooo:paragraph-rsid="00171b88" style:font-size-asian="12pt" style:font-style-asian="normal" style:font-size-complex="12pt" style:font-style-complex="normal"/>
    </style:style>
    <style:style style:name="P22" style:family="paragraph" style:parent-style-name="Text_20_body">
      <style:text-properties style:font-name="Times New Roman" fo:font-size="12pt" fo:font-style="normal" fo:font-weight="bold" officeooo:paragraph-rsid="001d21f8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Text_20_body" style:list-style-name="L2">
      <style:text-properties style:font-name="Times New Roman" fo:font-size="12pt" fo:font-style="normal" fo:font-weight="normal" officeooo:paragraph-rsid="001d21f8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Text_20_body">
      <style:text-properties style:font-name="Times New Roman" fo:font-size="12pt" fo:font-style="normal" fo:font-weight="normal" officeooo:rsid="00136b0a" officeooo:paragraph-rsid="001d21f8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Heading_20_1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26" style:family="paragraph" style:parent-style-name="Heading_20_1">
      <style:paragraph-properties fo:break-before="page"/>
      <style:text-properties style:font-name="Times New Roman" fo:font-size="12pt" fo:font-style="normal" officeooo:rsid="00136b0a" officeooo:paragraph-rsid="00136b0a" style:font-size-asian="12pt" style:font-style-asian="normal" style:font-size-complex="12pt" style:font-style-complex="normal"/>
    </style:style>
    <style:style style:name="P27" style:family="paragraph" style:parent-style-name="Heading_20_3">
      <style:text-properties style:font-name="Times New Roman" fo:font-size="12pt" fo:font-style="normal" officeooo:rsid="00171b88" officeooo:paragraph-rsid="00171b88" style:font-size-asian="12pt" style:font-style-asian="normal" style:font-size-complex="12pt" style:font-style-complex="normal"/>
    </style:style>
    <style:style style:name="P28" style:family="paragraph" style:parent-style-name="Heading_20_3">
      <style:text-properties style:font-name="Times New Roman" fo:font-size="12pt" fo:font-style="normal" officeooo:rsid="00187e60" officeooo:paragraph-rsid="00187e60" style:font-size-asian="12pt" style:font-style-asian="normal" style:font-size-complex="12pt" style:font-style-complex="normal"/>
    </style:style>
    <style:style style:name="T1" style:family="text">
      <style:text-properties officeooo:rsid="00143e9f"/>
    </style:style>
    <style:style style:name="T2" style:family="text">
      <style:text-properties officeooo:rsid="0015707b"/>
    </style:style>
    <style:style style:name="T3" style:family="text">
      <style:text-properties officeooo:rsid="00163e89"/>
    </style:style>
    <style:style style:name="T4" style:family="text">
      <style:text-properties officeooo:rsid="00171b88"/>
    </style:style>
    <style:style style:name="T5" style:family="text">
      <style:text-properties officeooo:rsid="00187e60"/>
    </style:style>
    <style:style style:name="T6" style:family="text">
      <style:text-properties officeooo:rsid="001ad077"/>
    </style:style>
    <style:style style:name="T7" style:family="text">
      <style:text-properties officeooo:rsid="001b2ae1"/>
    </style:style>
    <style:style style:name="T8" style:family="text">
      <style:text-properties fo:font-weight="bold" officeooo:rsid="001ad077" style:font-weight-asian="bold" style:font-weight-complex="bold"/>
    </style:style>
    <style:style style:name="T9" style:family="text">
      <style:text-properties officeooo:rsid="001b9ac0"/>
    </style:style>
    <style:style style:name="T10" style:family="text">
      <style:text-properties officeooo:rsid="001d21f8"/>
    </style:style>
    <style:style style:name="T11" style:family="text">
      <style:text-properties officeooo:rsid="001d8e0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5"/>
      <text:p text:style-name="P13">Inżynieria oprogramowania</text:p>
      <text:p text:style-name="P12"/>
      <text:p text:style-name="P16"/>
      <text:p text:style-name="P13">Projekt „Gała”</text:p>
      <text:p text:style-name="P14">Dokumentacja techniczna</text:p>
      <text:p text:style-name="P13"/>
      <text:h text:style-name="P26" text:outline-level="1">1. Wstęp</text:h>
      <text:p text:style-name="P1">Dokument przekazuje podstawowy przegląd architektury projektu „Gała”. Zawiera opis wykorzystywanych struktur danych, model aplikacji oraz <text:span text:style-name="T1">pewne ustalenia techniczne. </text:span></text:p>
      <text:p text:style-name="P4">Informacje na temat środowisk: developerskiego i użytkownika, przypadków użycia oraz opisy działania sztucznej inteligencji zostały zawarte w innych częściach dokumentacji i nie będą tutaj omawiane.</text:p>
      <text:h text:style-name="P25" text:outline-level="1">2. Informacje techniczne</text:h>
      <text:h text:style-name="P17" text:outline-level="2">2.<text:span text:style-name="T2">1</text:span> Wykorzystane protokoły</text:h>
      <text:p text:style-name="P7"><text:span text:style-name="T2">Do komunikacji między urządzeniami </text:span><text:span text:style-name="T3">z systemem Android </text:span><text:span text:style-name="T2">wykorzystany zostanie protokół Bluetooth. </text:span><text:span text:style-name="T3">Będzie służył do wysyłania informacji o ruchu (sekwencji ruchów) wykonanych przez danego gracza w trybie gry multiplayer. </text:span></text:p>
      <text:p text:style-name="P9">Dokładny format komunikatu nie jest istotny, <text:span text:style-name="T11">zawiera informację</text:span> kierunkach w jakich wykonane zostały ruchy. Początek wiadomości bluetooth będzie zawierał hash SHA1 z całości komunikatu, aby w pewnej mierze zapewnić bezpieczeństwo.</text:p>
      <text:p text:style-name="P11">3. Model architektury</text:p>
      <text:p text:style-name="P11">3.1 <text:span text:style-name="T4">Aktywności</text:span></text:p>
      <text:p text:style-name="P10">Aplikacja składać się będzie z dwóch aktywności.</text:p>
      <text:h text:style-name="P27" text:outline-level="3">3.1.1 MainMenuActivity</text:h>
      <text:p text:style-name="P21"><text:span text:style-name="T4">Aktywność </text:span><text:span text:style-name="T10">zarządzająca </text:span><text:span text:style-name="T4">menu aplikacji, </text:span><text:span text:style-name="T10">zawierająca widok menu(w</text:span><text:span text:style-name="T5"> planach w całości rysowana bez pomocy wbudowanych layoutów</text:span><text:span text:style-name="T10">)</text:span><text:span text:style-name="T5">. </text:span><text:span text:style-name="T10">Utrzymuje Intent budzący BoardActivity.</text:span></text:p>
      <text:p text:style-name="P22"><text:span text:style-name="T10">Ustalenia:</text:span></text:p>
      <text:list xml:id="list2658392104965010955" text:style-name="L2">
        <text:list-item>
          <text:p text:style-name="P23"><text:span text:style-name="T10">ustawienia takie jak domyślna wielkość mapy, poziom trudności przeciwnika, preferencje dotyczące wyglądu mapy utrzymywane korzystając z mechanizmu SharedPreferences</text:span></text:p>
        </text:list-item>
      </text:list>
      <text:h text:style-name="P28" text:outline-level="3">3.1.2 BoardActivity</text:h>
      <text:p text:style-name="P2"><text:span text:style-name="T5">Aktywność odpowiadająca za konkretną rozgrywkę między dwoma graczami. Łączy logikę (klasa Manager) z widokiem(klasa BoardView). </text:span><text:span text:style-name="T6">Trzyma w sobie instancje </text:span><text:span text:style-name="T10">obu tych </text:span><text:span text:style-name="T6">klas.</text:span></text:p>
      <text:p text:style-name="P5">Użytkownik ruch zaznaczał będzie poprzez poruszenie palcem po ekranie w konkretnym kierunku.</text:p>
      <text:p text:style-name="P2"><text:span text:style-name="T5">BoardView </text:span><text:span text:style-name="T7">nasłuchuje na </text:span><text:span text:style-name="T10">takie ruchy</text:span><text:span text:style-name="T7"> użytkownika. I</text:span><text:span text:style-name="T5">nformuję o </text:span><text:span text:style-name="T7">nich</text:span><text:span text:style-name="T5"> Managera, pyta czy był to poprawny ruch </text:span><text:span text:style-name="T10">i otrzymuje odpowiedź -</text:span><text:span text:style-name="T5"> jeżeli tak to rysuje linię w odpowiednim kierunku. </text:span></text:p>
      <text:p text:style-name="P5">Manager odpowiada za rozdział obowiązków. Nasłuchuje na informacje o ruchu gracza komputerowego/gracza z sieci i prosi BoardView o dokonanie aktualizacji planszy.</text:p>
      <text:p text:style-name="P5"/>
      <text:p text:style-name="P3"><text:span text:style-name="T8">Ustalenia</text:span><text:span text:style-name="T6">: </text:span></text:p>
      <text:list xml:id="list148377237769254508" text:style-name="L1">
        <text:list-item>
          <text:p text:style-name="P19"><text:span text:style-name="T6">użytkownik ruch oznacza poprzez poruszenie palce</text:span><text:span text:style-name="T7">m w daną stronę wskazując kierunek ruchu (inne opcje mogą być niewygodne </text:span><text:span text:style-name="T10">i charakteryzują się niską precyzją w szczególności na małych urządzeniach</text:span><text:span text:style-name="T7">); </text:span></text:p>
        </text:list-item>
        <text:list-item>
          <text:p text:style-name="P20">zablokowana zostanie opcja obrotu ekranu razem z obrotem planszy, ponieważ tylko jeden <text:soft-page-break/>układ gwarantuje jej czytelność. </text:p>
        </text:list-item>
      </text:list>
      <text:h text:style-name="P18" text:outline-level="2">3.2 Manager</text:h>
      <text:p text:style-name="P8"><text:span text:style-name="T7">Klasa Manager, której instancja tworzona jest w BoardActivity odpowiada za rozsyłanie informacji do poszczególnych komponentów aplikacji. Tutaj trzymane są obiekty odpowiedzialne za </text:span><text:span text:style-name="T7">komunikację bluetooth, gracz komputerowy </text:span><text:span text:style-name="T9">itd.</text:span><text:span text:style-name="T7"> </text:span></text:p>
      <text:p text:style-name="P11"><text:span text:style-name="T7">4</text:span>. Wydajność i rozmiar <text:span text:style-name="T7">aplikacji</text:span></text:p>
      <text:p text:style-name="P24">Aplikacja docelowo powinna być obsługiwana bez większych problemów wydajnościowych. <text:span text:style-name="T10">Problemy w postaci nieznacznego opóźnienia mogą się pojawić na słabszych urządzeniach w wypadku gry z najbardziej zaawansowanym graczem komputerowym.</text:span> </text:p>
      <text:p text:style-name="P24"><text:s/>Rozmiar <text:span text:style-name="T10">(archiwum apk) </text:span>nie powinien prze<text:span text:style-name="T7">k</text:span>raczać 0,5 MB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ciej Andrearczyk</meta:initial-creator>
    <meta:creation-date>2014-04-08T00:08:35</meta:creation-date>
    <dc:date>2014-04-14T18:30:35</dc:date>
    <dc:creator>Maciej Andrearczyk</dc:creator>
    <meta:editing-duration>PT41M31S</meta:editing-duration>
    <meta:editing-cycles>14</meta:editing-cycles>
    <meta:generator>LibreOffice/4.0.2.2$Linux_X86_64 LibreOffice_project/400m0$Build-2</meta:generator>
    <meta:document-statistic meta:table-count="0" meta:image-count="0" meta:object-count="0" meta:page-count="3" meta:paragraph-count="30" meta:word-count="369" meta:character-count="2889" meta:non-whitespace-character-count="2544"/>
  </office:meta>
</office:document-meta>
</file>